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ptionsInfo.OptionsInf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OptionsInfo.OptionsInfo( String [ ] entriesLocalName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OptionsInfo.toXml( Document docum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OptionsInfo.containsElement( String localName , Namespace namespac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OptionsInfo.createFromXml( Element optionsElemen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